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normal" officeooo:rsid="00024e4c" officeooo:paragraph-rsid="00024e4c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 fo:font-size="12pt" fo:font-weight="normal" officeooo:rsid="0003347b" officeooo:paragraph-rsid="0003347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635cm" fo:widows="1" fo:text-indent="0cm" style:auto-text-indent="false"/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 fo:padding="0cm" fo:border="none"/>
    </style:style>
    <style:style style:name="P4" style:family="paragraph" style:parent-style-name="Text_20_body">
      <style:text-properties fo:font-variant="normal" fo:text-transform="none" fo:color="#444444" style:font-name="inherit" fo:font-size="11.25pt" fo:letter-spacing="normal" fo:font-style="normal" fo:font-weight="normal" fo:padding="0cm" fo:border="none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24e4c" style:font-size-asian="12pt" style:font-weight-asian="normal" style:font-size-complex="12pt" style:font-weight-complex="normal"/>
    </style:style>
    <style:style style:name="P6" style:family="paragraph" style:parent-style-name="Quotations">
      <style:text-properties fo:font-variant="normal" fo:text-transform="none" fo:color="#222222" style:font-name="Helvetica Neue" fo:font-size="11.25pt" fo:letter-spacing="normal" fo:font-style="normal" fo:font-weight="normal" officeooo:rsid="00024e4c" officeooo:paragraph-rsid="00024e4c" style:font-size-asian="12pt" style:font-weight-asian="normal" style:font-size-complex="12pt" style:font-weight-complex="normal"/>
    </style:style>
    <style:style style:name="P7" style:family="paragraph" style:parent-style-name="Heading_20_1">
      <style:text-properties style:font-name="Liberation Serif" fo:font-size="12pt" fo:font-weight="normal" officeooo:rsid="0003347b" officeooo:paragraph-rsid="0003347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bold" officeooo:paragraph-rsid="00024e4c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line-height="187%" fo:widows="1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87%" fo:widows="1" fo:text-indent="0cm" style:auto-text-indent="false" fo:padding="0cm" fo:border="none"/>
      <style:text-properties officeooo:paragraph-rsid="00049aeb"/>
    </style:style>
    <style:style style:name="P11" style:family="paragraph" style:parent-style-name="Preformatted_20_Text" style:list-style-name="L4">
      <style:paragraph-properties fo:margin-left="0cm" fo:margin-right="0cm" fo:margin-top="0cm" fo:margin-bottom="0cm" style:contextual-spacing="false" fo:line-height="187%" fo:widows="1" fo:text-indent="0cm" style:auto-text-indent="false" fo:padding="0cm" fo:border="none"/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 fo:padding="0cm" fo:border="none"/>
    </style:style>
    <style:style style:name="P12" style:family="paragraph" style:parent-style-name="Quotations" style:list-style-name="L3">
      <style:paragraph-properties fo:margin-left="1cm" fo:margin-right="1cm" fo:margin-top="0cm" fo:margin-bottom="0cm" style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22222" style:font-name="Helvetica Neue" fo:font-size="11.25pt" fo:letter-spacing="normal" fo:font-style="normal" fo:font-weight="normal"/>
    </style:style>
    <style:style style:name="P13" style:family="paragraph" style:parent-style-name="Quotations" style:list-style-name="L3">
      <style:paragraph-properties fo:margin-left="1cm" fo:margin-right="1cm" fo:margin-top="0cm" fo:margin-bottom="0cm" style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22222" style:font-name="Helvetica Neue" fo:font-size="11.25pt" fo:letter-spacing="normal" fo:font-style="normal" fo:font-weight="normal" officeooo:paragraph-rsid="00049aeb"/>
    </style:style>
    <style:style style:name="P14" style:family="paragraph" style:parent-style-name="Quotations" style:list-style-name="L3">
      <style:paragraph-properties fo:margin-left="1cm" fo:margin-right="1cm" fo:margin-top="0cm" fo:margin-bottom="0cm" style:contextual-spacing="false" style:line-height-at-least="0.503cm" fo:text-align="start" style:justify-single-word="false" fo:widows="1" fo:text-indent="0cm" style:auto-text-indent="false" fo:padding="0cm" fo:border="none"/>
    </style:style>
    <style:style style:name="T1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 fo:padding="0cm" fo:border="none"/>
    </style:style>
    <style:style style:name="T2" style:family="text">
      <style:text-properties fo:font-variant="normal" fo:text-transform="none" fo:color="#222222" style:text-line-through-style="none" style:text-line-through-type="none" style:font-name="Helvetica Neue" fo:font-size="18pt" fo:letter-spacing="normal" fo:font-style="normal" style:text-underline-style="none" style:text-blinking="false" fo:padding="0cm" fo:border="none"/>
    </style:style>
    <style:style style:name="T3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 fo:padding="0cm" fo:border="none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024e4c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/></text:p>
      <text:h text:style-name="P7" text:outline-level="1"><text:a xlink:type="simple" xlink:href="http://stackoverflow.com/questions/8689964/python-why-do-some-functions-have-underscores-before-and-after-the-functio"><text:span text:style-name="T2">Python: Why do some functions have underscores “__” before and after the function name?</text:span></text:a></text:h>
      <text:p text:style-name="P2"/>
      <text:p text:style-name="P1"/>
      <text:p text:style-name="P1"/>
      <text:p text:style-name="P6">the following special forms using leading or trailing underscores are recognized (these can generally be combined with any case convention):</text:p>
      <text:list xml:id="list4598433828384719133" text:style-name="L3">
        <text:list-item>
          <text:p text:style-name="P12">_single_leading_underscore: weak "internal use" indicator. E.g. "from M import *" does not import objects whose name starts with an underscore.</text:p>
        </text:list-item>
        <text:list-item>
          <text:p text:style-name="P12">single_trailing_underscore_: used by convention to avoid conflicts with Python keyword, e.g.</text:p>
          <text:p text:style-name="P14"><text:span text:style-name="Source_20_Text"><text:span text:style-name="T1">Tkinter.Toplevel(master, class_='ClassName')</text:span></text:span></text:p>
        </text:list-item>
        <text:list-item>
          <text:p text:style-name="P12">__double_leading_underscore: when naming a class attribute, invokes name mangling (inside class FooBar, __boo becomes _FooBar__boo; see below).</text:p>
        </text:list-item>
        <text:list-item>
          <text:p text:style-name="P13">__double_leading_and_trailing_underscore__: "magic" objects or attributes that live in user-controlled namespaces. E.g. __init__, __import__ or __file__. Never invent such names; only use them as</text:p>
          <text:p text:style-name="P13"><text:s/>documented.</text:p>
        </text:list-item>
      </text:list>
      <text:p text:style-name="Text_20_body"><text:line-break/></text:p>
      <text:p text:style-name="P4">In addition, the following special forms using leading or trailing underscores are <text:span text:style-name="T5">recognized (these can generally be combined with any case convention):</text:span></text:p>
      <text:section text:style-name="Sect1" text:name="descriptive-naming-styles">
        <text:list xml:id="list592835971547801952" text:style-name="L4">
          <text:list-item>
            <text:p text:style-name="P9"><text:span text:style-name="Teletype"><text:span text:style-name="T3">_single_leading_underscore </text:span></text:span><text:span text:style-name="T3">: weak "internal use" indicator. E.g. </text:span><text:span text:style-name="Teletype"><text:span text:style-name="T3">from M import * </text:span></text:span><text:span text:style-name="T3">does not import objects whose name starts with an underscore.</text:span></text:p>
          </text:list-item>
          <text:list-item>
            <text:p text:style-name="P9"><text:span text:style-name="Teletype"><text:span text:style-name="T3">single_trailing_underscore_ </text:span></text:span><text:span text:style-name="T3">: used by convention to avoid conflicts with Python keyword, e.g.</text:span></text:p>
            <text:p text:style-name="P11">Tkinter.Toplevel(master, class_='ClassName')</text:p>
          </text:list-item>
          <text:list-item>
            <text:p text:style-name="P10"><text:span text:style-name="Teletype"><text:span text:style-name="T3">__double_leading_underscore </text:span></text:span><text:span text:style-name="T3">: when naming a class attribute, invokes name mangling (inside class FooBar, </text:span><text:span text:style-name="Teletype"><text:span text:style-name="T3">__boo</text:span></text:span><text:span text:style-name="T3">becomes </text:span><text:span text:style-name="Teletype"><text:span text:style-name="T3">_FooBar__boo </text:span></text:span><text:span text:style-name="T3">; see below).</text:span></text:p>
          </text:list-item>
          <text:list-item>
            <text:p text:style-name="P10"><text:span text:style-name="Teletype"><text:span text:style-name="T3">__double_leading_and_trailing_underscore__ </text:span></text:span><text:span text:style-name="T3">: "magic" objects or attributes that live in user-controlled namespaces. E.g. </text:span><text:span text:style-name="Teletype"><text:span text:style-name="T3">__init__ </text:span></text:span><text:span text:style-name="T3">, </text:span><text:span text:style-name="Teletype"><text:span text:style-name="T3">__import__ </text:span></text:span><text:span text:style-name="T3">or </text:span><text:span text:style-name="Teletype"><text:span text:style-name="T3">__file__ </text:span></text:span><text:span text:style-name="T3">. Never invent such names; only use them as documented.</text:span></text:p>
          </text:list-item>
        </text:list>
      </text:section>
      <text:section text:style-name="Sect1" text:name="prescriptive-naming-conventions">
        <text:p text:style-name="P3"><text:line-break/>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34:41.790034184</meta:creation-date>
    <meta:editing-duration>P0D</meta:editing-duration>
    <meta:editing-cycles>3</meta:editing-cycles>
    <meta:generator>LibreOffice/4.2.8.2$Linux_X86_64 LibreOffice_project/420m0$Build-2</meta:generator>
    <dc:date>2015-12-30T12:15:28.266132050</dc:date>
    <meta:document-statistic meta:table-count="0" meta:image-count="0" meta:object-count="0" meta:page-count="1" meta:paragraph-count="16" meta:word-count="221" meta:character-count="1655" meta:non-whitespace-character-count="1456"/>
  </office:meta>
</office:document-meta>
</file>